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9.507cm"/>
    </style:style>
    <style:style style:name="co3" style:family="table-column">
      <style:table-column-properties fo:break-before="auto" style:column-width="10.058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4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cncBord4s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table:style-name="ce1" office:value-type="string" calcext:value-type="string">
            <text:p>DC-DC-STEP-DOWN-MP1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-MP1584</text:p>
          </table:table-cell>
          <table:table-cell/>
          <table:table-cell office:value-type="currency" office:currency="EUR" office:value="0.4" calcext:value-type="currency">
            <text:p>€ 0,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/>
          <table:table-cell office:value-type="currency" office:currency="EUR" office:value="0.034" calcext:value-type="currency">
            <text:p>€ 0,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office:value-type="currency" office:currency="EUR" office:value="0.03" calcext:value-type="currency">
            <text:p>€ 0,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D2</text:p>
          </table:table-cell>
          <table:table-cell table:style-name="ce1" office:value-type="string" calcext:value-type="string">
            <text:p>D_A-405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V26E</text:p>
          </table:table-cell>
          <table:table-cell/>
          <table:table-cell office:value-type="currency" office:currency="EUR" office:value="0.03" calcext:value-type="currency">
            <text:p>€ 0,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0</text:p>
          </table:table-cell>
          <table:table-cell table:style-name="ce1" office:value-type="string" calcext:value-type="string">
            <text:p>JST_EH_B8B-EH-A_1x08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_CTRL</text:p>
          </table:table-cell>
          <table:table-cell/>
          <table:table-cell office:value-type="currency" office:currency="EUR" office:value="0.4" calcext:value-type="currency">
            <text:p>€ 0,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0</text:p>
          </table:table-cell>
          <table:table-cell table:style-name="ce1" office:value-type="string" calcext:value-type="string">
            <text:p>JST_EH_B8B-EH-A_1x08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R_CT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20</text:p>
          </table:table-cell>
          <table:table-cell table:style-name="ce1" office:value-type="string" calcext:value-type="string">
            <text:p>JST_EH_B8B-EH-A_1x08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CTRL</text:p>
          </table:table-cell>
          <table:table-cell/>
          <table:table-cell office:value-type="currency" office:currency="EUR" office:value="0.4" calcext:value-type="currency">
            <text:p>€ 0,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30</text:p>
          </table:table-cell>
          <table:table-cell table:style-name="ce1" office:value-type="string" calcext:value-type="string">
            <text:p>JST_EH_B8B-EH-A_1x08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_CTRL</text:p>
          </table:table-cell>
          <table:table-cell/>
          <table:table-cell office:value-type="currency" office:currency="EUR" office:value="0.4" calcext:value-type="currency">
            <text:p>€ 0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40</text:p>
          </table:table-cell>
          <table:table-cell table:style-name="ce1" office:value-type="string" calcext:value-type="string">
            <text:p>JST_EH_B8B-EH-A_1x08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_CTR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51,J53</text:p>
          </table:table-cell>
          <table:table-cell table:style-name="ce1"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VTONC</text:p>
          </table:table-cell>
          <table:table-cell/>
          <table:table-cell office:value-type="currency" office:currency="EUR" office:value="0.16" calcext:value-type="currency">
            <text:p>€ 0,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52,J54</text:p>
          </table:table-cell>
          <table:table-cell table:style-name="ce1"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TONO</text:p>
          </table:table-cell>
          <table:table-cell/>
          <table:table-cell office:value-type="currency" office:currency="EUR" office:value="0.16" calcext:value-type="currency">
            <text:p>€ 0,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56</text:p>
          </table:table-cell>
          <table:table-cell table:style-name="ce1"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E I</text:p>
          </table:table-cell>
          <table:table-cell/>
          <table:table-cell office:value-type="currency" office:currency="EUR" office:value="0.16" calcext:value-type="currency">
            <text:p>€ 0,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57</text:p>
          </table:table-cell>
          <table:table-cell table:style-name="ce1"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58</text:p>
          </table:table-cell>
          <table:table-cell table:style-name="ce1"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59</text:p>
          </table:table-cell>
          <table:table-cell table:style-name="ce1"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60</text:p>
          </table:table-cell>
          <table:table-cell table:style-name="ce1"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_CON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100</text:p>
          </table:table-cell>
          <table:table-cell table:style-name="ce1" office:value-type="string" calcext:value-type="string">
            <text:p>PhoenixContact_MCV_1,5_2-G-5.08_1x02_P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I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1</text:p>
          </table:table-cell>
          <table:table-cell table:style-name="ce1" office:value-type="string" calcext:value-type="string">
            <text:p>SRA12VDC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-CL-MIST</text:p>
          </table:table-cell>
          <table:table-cell/>
          <table:table-cell office:value-type="currency" office:currency="EUR" office:value="0.23" calcext:value-type="currency">
            <text:p>€ 0,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2</text:p>
          </table:table-cell>
          <table:table-cell table:style-name="ce1" office:value-type="string" calcext:value-type="string">
            <text:p>SRA12VDC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-CL-SPINDLE</text:p>
          </table:table-cell>
          <table:table-cell/>
          <table:table-cell office:value-type="currency" office:currency="EUR" office:value="0.23" calcext:value-type="currency">
            <text:p>€ 0,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1,SV2</text:p>
          </table:table-cell>
          <table:table-cell table:style-name="ce1" office:value-type="string" calcext:value-type="string">
            <text:p>PhoenixContact_MCV_1,5_3-G-5.08_1x03_P5.08mm_Vertical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03-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table:style-name="ce1" office:value-type="string" calcext:value-type="string">
            <text:p>MODULE_ESP32-DEVKITC-3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DEVKITC-32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7,R8,R27,R28,R37,R38,R51,R52,R17,R18,R47,R48</text:p>
          </table:table-cell>
          <table:table-cell table:style-name="ce1" office:value-type="string" calcext:value-type="string">
            <text:p>R_1210_3225Metric_Pad1.30x2.65mm_HandSolder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currency" office:currency="EUR" office:value="1" calcext:value-type="currency">
            <text:p>€ 1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_PUL1,XL_DIR1,Z_DIR1,XL_PUL1,A_DIR1,Y_DIR1,XR_PUL1,XR_DIR1,SPINDLE_REL1,A_PUL1,MIST_REL1,Z_PUL1</text:p>
          </table:table-cell>
          <table:table-cell table:style-name="ce1" office:value-type="string" calcext:value-type="string">
            <text:p>TO-92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63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836,R822,R820,R834,R830,R832,R828,R824,R826</text:p>
          </table:table-cell>
          <table:table-cell table:style-name="ce1" office:value-type="string" calcext:value-type="string">
            <text:p>R_1210_3225Metric_Pad1.30x2.65mm_HandSolder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88,C80,C83,C87,C81,C86,C70,C84,C82,C71,C85</text:p>
          </table:table-cell>
          <table:table-cell table:style-name="ce1" office:value-type="string" calcext:value-type="string">
            <text:p>C_Disc_D5.0mm_W2.5mm_P2.50m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  <table:table-cell office:value-type="currency" office:currency="EUR" office:value="0.25" calcext:value-type="currency">
            <text:p>€ 0,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800,R803,R806,R802,R805,R808,R801,R807,R804</text:p>
          </table:table-cell>
          <table:table-cell table:style-name="ce1" office:value-type="string" calcext:value-type="string">
            <text:p>R_1210_3225Metric_Pad1.30x2.65mm_HandSolder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88,U90,U84,U82,U83,U87,U86,U89,U85</text:p>
          </table:table-cell>
          <table:table-cell table:style-name="ce1" office:value-type="string" calcext:value-type="string">
            <text:p>DIP-4_W7.62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817</text:p>
          </table:table-cell>
          <table:table-cell/>
          <table:table-cell office:value-type="currency" office:currency="EUR" office:value="0.3" calcext:value-type="currency">
            <text:p>€ 0,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831,R70,R829,R821,R825,R823,R837,R827,R833,R835</text:p>
          </table:table-cell>
          <table:table-cell table:style-name="ce1" office:value-type="string" calcext:value-type="string">
            <text:p>R_1210_3225Metric_Pad1.30x2.6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70,U71</text:p>
          </table:table-cell>
          <table:table-cell table:style-name="ce1" office:value-type="string" calcext:value-type="string">
            <text:p>DIP-16_W7.62mm_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AHC595</text:p>
          </table:table-cell>
          <table:table-cell/>
          <table:table-cell office:value-type="currency" office:currency="EUR" office:value="0.54" calcext:value-type="currency">
            <text:p>€ 0,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69</text:p>
          </table:table-cell>
          <table:table-cell table:style-name="ce1"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E O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80,U81</text:p>
          </table:table-cell>
          <table:table-cell table:style-name="ce1" office:value-type="string" calcext:value-type="string">
            <text:p>DIP794W45P254L1969H508Q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40106BE</text:p>
          </table:table-cell>
          <table:table-cell/>
          <table:table-cell office:value-type="currency" office:currency="EUR" office:value="0.5" calcext:value-type="currency">
            <text:p>€ 0,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85</text:p>
          </table:table-cell>
          <table:table-cell table:style-name="ce1" office:value-type="string" calcext:value-type="string">
            <text:p>JST_EH_B2B-E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</text:p>
          </table:table-cell>
          <table:table-cell/>
          <table:table-cell office:value-type="currency" office:currency="EUR" office:value="0.05" calcext:value-type="currency">
            <text:p>€ 0,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81</text:p>
          </table:table-cell>
          <table:table-cell table:style-name="ce1" office:value-type="string" calcext:value-type="string">
            <text:p>JST_EH_B2B-E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XR</text:p>
          </table:table-cell>
          <table:table-cell/>
          <table:table-cell office:value-type="currency" office:currency="EUR" office:value="0.05" calcext:value-type="currency">
            <text:p>€ 0,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82</text:p>
          </table:table-cell>
          <table:table-cell table:style-name="ce1" office:value-type="string" calcext:value-type="string">
            <text:p>JST_EH_B2B-E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Y</text:p>
          </table:table-cell>
          <table:table-cell/>
          <table:table-cell office:value-type="currency" office:currency="EUR" office:value="0.05" calcext:value-type="currency">
            <text:p>€ 0,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61</text:p>
          </table:table-cell>
          <table:table-cell table:style-name="ce1"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48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86</text:p>
          </table:table-cell>
          <table:table-cell table:style-name="ce1" office:value-type="string" calcext:value-type="string">
            <text:p>JST_EH_B6B-EH-A_1x06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_BUTTONBOX</text:p>
          </table:table-cell>
          <table:table-cell/>
          <table:table-cell office:value-type="currency" office:currency="EUR" office:value="0.12" calcext:value-type="currency">
            <text:p>€ 0,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83</text:p>
          </table:table-cell>
          <table:table-cell table:style-name="ce1" office:value-type="string" calcext:value-type="string">
            <text:p>JST_EH_B2B-E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Z</text:p>
          </table:table-cell>
          <table:table-cell/>
          <table:table-cell office:value-type="currency" office:currency="EUR" office:value="0.05" calcext:value-type="currency">
            <text:p>€ 0,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84</text:p>
          </table:table-cell>
          <table:table-cell table:style-name="ce1" office:value-type="string" calcext:value-type="string">
            <text:p>JST_EH_B2B-E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A</text:p>
          </table:table-cell>
          <table:table-cell/>
          <table:table-cell office:value-type="currency" office:currency="EUR" office:value="0.05" calcext:value-type="currency">
            <text:p>€ 0,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80</text:p>
          </table:table-cell>
          <table:table-cell table:style-name="ce1" office:value-type="string" calcext:value-type="string">
            <text:p>JST_EH_B2B-E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XL</text:p>
          </table:table-cell>
          <table:table-cell/>
          <table:table-cell office:value-type="currency" office:currency="EUR" office:value="0.05" calcext:value-type="currency">
            <text:p>€ 0,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b</text:p>
          </table:table-cell>
          <table:table-cell table:number-columns-repeated="3"/>
          <table:table-cell office:value-type="currency" office:currency="EUR" office:value="3" calcext:value-type="currency">
            <text:p>€ 3,00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formula="of:=SUM([.G2:.G41])" office:value-type="currency" office:currency="EUR" office:value="8.644" calcext:value-type="currency">
            <text:p>€ 8,64</text:p>
          </table:table-cell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7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22:38:25.212000000</dc:date>
    <meta:editing-duration>PT3M8S</meta:editing-duration>
    <meta:editing-cycles>1</meta:editing-cycles>
    <meta:document-statistic meta:table-count="1" meta:cell-count="228" meta:object-count="0"/>
    <meta:generator>LibreOffice/7.1.1.2$Windows_X86_64 LibreOffice_project/fe0b08f4af1bacafe4c7ecc87ce55bb426164676</meta:generator>
  </office:meta>
</office:document-meta>
</file>